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46.06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179.99mm"/>
    </style:style>
    <style:style style:name="co5" style:family="table-column">
      <style:table-column-properties fo:break-before="auto" style:column-width="71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/>
          <table:table-cell office:value-type="string" calcext:value-type="string">
            <text:p>SBS-MARK 3 Parts Lis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QTY per bo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URL</text:p>
          </table:table-cell>
          <table:table-cell/>
          <table:table-cell table:style-name="ce3"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PDT on/off/on switc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a/product-detail/en/e-switch/200MDP3T2B4M6QE/200MDP3T2B4M6QE-ND/37779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 Jac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a/product-detail/en/cui-inc/UJ2-BH-1-TH/102-3999-ND/61879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mentary reset switc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a/product-detail/en/judco-manufacturing-inc/40-1880-02/503PB-ND/225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 Power Toggle switc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a/product-detail/en/nkk-switches/A11HH/A11HH-ND/4507081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21:56:52.558000000</meta:creation-date>
    <dc:date>2018-02-22T00:58:43.468000000</dc:date>
    <meta:editing-duration>PT1M</meta:editing-duration>
    <meta:editing-cycles>1</meta:editing-cycles>
    <meta:document-statistic meta:table-count="1" meta:cell-count="21" meta:object-count="0"/>
    <meta:generator>LibreOffice/5.4.5.1$Windows_X86_64 LibreOffice_project/79c9829dd5d8054ec39a82dc51cd9eff340dbee8</meta:generator>
  </office:meta>
</office:document-meta>
</file>